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029b" officeooo:paragraph-rsid="001a029b"/>
    </style:style>
    <style:style style:name="P2" style:family="paragraph" style:parent-style-name="Standard">
      <style:paragraph-properties fo:break-before="page"/>
      <style:text-properties officeooo:rsid="001a029b" officeooo:paragraph-rsid="001a0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tula</text:p>
      <text:p text:style-name="P1"/>
      <text:p text:style-name="P2">asesor jurado</text:p>
      <text:p text:style-name="P1"/>
      <text:p text:style-name="P2">Dedicatoria</text:p>
      <text:p text:style-name="P2">Agradecimiento</text:p>
      <text:p text:style-name="P1"/>
      <text:p text:style-name="P2">Indice</text:p>
      <text:p text:style-name="P1"/>
      <text:p text:style-name="P2">Resumen</text:p>
      <text:p text:style-name="P1"/>
      <text:p text:style-name="P2">Abstract</text:p>
      <text:p text:style-name="P1"/>
      <text:p text:style-name="P2">INTRODUCCION</text:p>
      <text:p text:style-name="P1"/>
      <text:p text:style-name="P2">CAPITULO I</text:p>
      <text:p text:style-name="P1">MARCO TEORICO</text:p>
      <text:p text:style-name="P1">1.1 Antecedentes de la Investigación</text:p>
      <text:p text:style-name="P1">1.2 Bases Teóricas</text:p>
      <text:p text:style-name="P1">1.3 Definición de términos</text:p>
      <text:p text:style-name="P1"/>
      <text:p text:style-name="P1"/>
      <text:p text:style-name="P2">CAPITULO II</text:p>
      <text:p text:style-name="P1">METODOLOGIA</text:p>
      <text:p text:style-name="P1">2.1 Tipo de investigación</text:p>
      <text:p text:style-name="P1">2.2 Diseño</text:p>
      <text:p text:style-name="P1">2.3 Población y Muestra</text:p>
      <text:p text:style-name="P1">2.4 Métodos de recolección de datos. Instrumentos</text:p>
      <text:p text:style-name="P1">2.5 Procesamiento de datos</text:p>
      <text:p text:style-name="P1">2.6 Aspectos técnicos</text:p>
      <text:p text:style-name="P1"/>
      <text:p text:style-name="P2">CAPITULO III</text:p>
      <text:p text:style-name="P1">RESULTADOS</text:p>
      <text:p text:style-name="P1"/>
      <text:p text:style-name="P2">CAPITULO IV</text:p>
      <text:p text:style-name="P1">DISCUSIÓN</text:p>
      <text:p text:style-name="P1"/>
      <text:p text:style-name="P2">CONCLUSIONES</text:p>
      <text:p text:style-name="P1"/>
      <text:p text:style-name="P2">ANEX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9:31:55.633555512</meta:creation-date>
    <dc:date>2016-12-01T11:30:41.601451263</dc:date>
    <meta:editing-duration>PT1H58M47S</meta:editing-duration>
    <meta:editing-cycles>1</meta:editing-cycles>
    <meta:document-statistic meta:table-count="0" meta:image-count="0" meta:object-count="0" meta:page-count="14" meta:paragraph-count="27" meta:word-count="60" meta:character-count="418" meta:non-whitespace-character-count="385"/>
    <meta:generator>LibreOffice/5.1.4.2$Linux_X86_64 LibreOffice_project/10m0$Build-2</meta:generator>
  </office:meta>
</office:document-meta>
</file>